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5.33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91cm" fo:min-width="5.339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95cm" fo:min-width="5.339cm"/>
      <style:paragraph-properties style:writing-mode="lr-tb"/>
    </style:style>
    <style:style style:name="gr5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12cm" svg:stroke-color="#000000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fo:text-align="center" style:writing-mode="lr-tb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style:text-underline-style="none" fo:font-weight="bold" style:font-weight-asian="bold" style:font-weight-complex="bold"/>
    </style:style>
    <style:style style:name="T3" style:family="text">
      <style:text-properties style:font-name="Monospace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nd and use packag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Using pip</text:p>
            <text:p/>
            <text:p>UPPMAX and HPC2N</text:p>
            <text:p>Rackham and Kebnekaise<text:line-break/><text:line-break/>https://youtu.be/novRJfAa2Q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xml:id="id1" draw:id="id1" draw:layer="layout" svg:width="8.255cm" svg:height="2.54cm" svg:x="10.16cm" svg:y="0cm">
          <text:p text:style-name="P3"><text:span text:style-name="T1">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8.255cm" svg:height="2.54cm" svg:x="10.16cm" svg:y="3.81cm">
          <text:p text:style-name="P3"><text:span text:style-name="T1">Packag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8.255cm" svg:height="2.54cm" svg:x="4.445cm" svg:y="9.525cm">
          <text:p text:style-name="P3"><text:span text:style-name="T1">p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8.255cm" svg:height="2.54cm" svg:x="15.875cm" svg:y="9.525cm">
          <text:p text:style-name="P3"><text:span text:style-name="T1">con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8.255cm" svg:height="2.54cm" svg:x="15.875cm" svg:y="13.21cm">
          <text:p text:style-name="P3"><text:span text:style-name="T1">UPP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8.255cm" svg:height="2.54cm" svg:x="4.445cm" svg:y="13.21cm">
          <text:p text:style-name="P3"><text:span text:style-name="T1">HPC2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8.255cm" svg:height="5.715cm" svg:x="20.32cm" svg:y="1.905cm">
          <text:p text:style-name="P3"><text:span text:style-name="T1">Code written by oth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8.255cm" svg:height="3.175cm" svg:x="10.16cm" svg:y="7.62cm">
          <text:p text:style-name="P3"><text:span text:style-name="T1">Package</text:span></text:p>
          <text:p text:style-name="P3"><text:span text:style-name="T1">manag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4.287cm" svg:y1="2.54cm" svg:x2="14.287cm" svg:y2="3.81cm" draw:start-shape="id1" draw:end-shape="id2" svg:d="M14287 2540v1270" svg:viewBox="0 0 1 1271">
          <text:p/>
        </draw:connector>
        <draw:connector draw:style-name="gr6" draw:text-style-name="P5" draw:layer="layout" draw:type="line" svg:x1="14.287cm" svg:y1="6.35cm" svg:x2="14.287cm" svg:y2="7.62cm" draw:start-shape="id2" draw:end-shape="id3" svg:d="M14287 6350v1270" svg:viewBox="0 0 1 1271">
          <text:p/>
        </draw:connector>
        <draw:connector draw:style-name="gr7" draw:text-style-name="P5" draw:layer="layout" draw:type="line" svg:x1="8.572cm" svg:y1="12.065cm" svg:x2="8.572cm" svg:y2="13.21cm" draw:start-shape="id4" draw:end-shape="id5" draw:end-glue-point="0" svg:d="M8572 12065v1145" svg:viewBox="0 0 1 1146">
          <text:p/>
        </draw:connector>
        <draw:connector draw:style-name="gr8" draw:text-style-name="P5" draw:layer="layout" draw:type="line" svg:x1="20.002cm" svg:y1="12.065cm" svg:x2="20.002cm" svg:y2="13.21cm" draw:start-shape="id6" draw:end-shape="id7" svg:d="M20002 12065v1145" svg:viewBox="0 0 1 1146">
          <text:p/>
        </draw:connector>
        <draw:connector draw:style-name="gr9" draw:text-style-name="P5" draw:layer="layout" draw:type="line" svg:x1="12.7cm" svg:y1="10.795cm" svg:x2="15.875cm" svg:y2="14.48cm" draw:start-shape="id4" draw:end-shape="id7" svg:d="M12700 10795l3175 3685" svg:viewBox="0 0 3176 3686">
          <text:p/>
        </draw:connector>
        <draw:connector draw:style-name="gr10" draw:text-style-name="P6" draw:layer="layout" draw:type="line" svg:x1="18.415cm" svg:y1="5.08cm" svg:x2="20.32cm" svg:y2="4.762cm" draw:start-shape="id2" draw:end-shape="id8" svg:d="M18415 5080l1905-318" svg:viewBox="0 0 1906 319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find pack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2">Bash:</text:span></text:p>
                <text:p><text:span text:style-name="T3">module help python</text:span></text:p>
                <text:p text:style-name="P8"><text:span text:style-name="T3">module help python/3.11.4</text:span>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see a package is installed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Bash:</text:span></text:p>
                <text:p><text:span text:style-name="T3">module load python/3.11.4</text:span></text:p>
                <text:p><text:span text:style-name="T3">pip list</text:span></text:p>
                <text:p text:style-name="P8"><text:span text:style-name="T3">pip3 lis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see a package is installed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Bash:</text:span></text:p>
                <text:p><text:span text:style-name="T3">module load python/3.11.4</text:span></text:p>
                <text:p><text:span text:style-name="T3">python</text:span></text:p>
                <text:p/>
                <text:p><text:span text:style-name="T4">Python:</text:span></text:p>
                <text:p><text:span text:style-name="T3">import panda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install a package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Bash:</text:span></text:p>
                <text:p><text:span text:style-name="T3">module load python/3.11.4</text:span></text:p>
                <text:p text:style-name="P8"><text:span text:style-name="T5">pip install --user [my package]</text:span><text:span text:style-name="T5"><text:line-break/></text:span><text:span text:style-name="T3">pip install --user panda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rci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Run the following Python code successfully:</text:p>
                <text:p/>
                <text:p><text:span text:style-name="T3">import cycler</text:span></text:p>
                <text:p><text:span text:style-name="T3"/></text:p>
                <text:p><text:span text:style-name="T6">(it is irrelevant to know what the </text:span><text:span text:style-name="T3">cycler</text:span><text:span text:style-name="T7"> Python package doe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40:58.904535276</meta:creation-date>
    <meta:generator>LibreOffice/7.3.7.2$Linux_X86_64 LibreOffice_project/30$Build-2</meta:generator>
    <dc:date>2023-10-16T11:37:10.227117426</dc:date>
    <meta:editing-duration>PT35M58S</meta:editing-duration>
    <meta:editing-cycles>22</meta:editing-cycles>
    <meta:document-statistic meta:object-count="61"/>
  </office:meta>
</office:document-meta>
</file>